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1c64" officeooo:paragraph-rsid="000e1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assdoor API</text:p>
      <text:p text:style-name="P1"><text:a xlink:type="simple" xlink:href="https://help.glassdoor.com/article/Glassdoor-API/en_US" text:style-name="Internet_20_link" text:visited-style-name="Visited_20_Internet_20_Link">https://help.glassdoor.com/article/Glassdoor-API/en_US</text:a></text:p>
      <text:p text:style-name="P1"/>
      <text:p text:style-name="P1"><text:a xlink:type="simple" xlink:href="https://www.glassdoor.com/developer/index.htm" text:style-name="Internet_20_link" text:visited-style-name="Visited_20_Internet_20_Link">https://www.glassdoor.com/developer/index.htm</text:a></text:p>
      <text:p text:style-name="P1"/>
      <text:p text:style-name="P1"><text:a xlink:type="simple" xlink:href="https://www.glassdoor.com/developer/register_input.htm" text:style-name="Internet_20_link" text:visited-style-name="Visited_20_Internet_20_Link">https://www.glassdoor.com/developer/register_input.htm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6:03:18.447205730</meta:creation-date>
    <dc:date>2019-07-12T16:06:37.612698939</dc:date>
    <meta:editing-duration>PT3M1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5" meta:character-count="166" meta:non-whitespace-character-count="165"/>
  </office:meta>
</office:document-meta>
</file>